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AR PL New Sung1" svg:font-family="'AR PL New Sung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fo:font-size="14pt" style:font-size-asian="14pt" style:font-size-complex="14pt"/>
    </style:style>
    <style:style style:name="P2" style:family="paragraph" style:parent-style-name="Preformatted_20_Text">
      <style:paragraph-properties fo:text-align="justify" style:justify-single-word="false"/>
      <style:text-properties fo:font-size="14pt" officeooo:rsid="000a876e" officeooo:paragraph-rsid="000a876e" style:font-size-asian="14pt" style:font-size-complex="14pt"/>
    </style:style>
    <style:style style:name="P3" style:family="paragraph" style:parent-style-name="Preformatted_20_Text">
      <style:paragraph-properties fo:text-align="justify" style:justify-single-word="false"/>
      <style:text-properties fo:font-size="14pt" officeooo:rsid="00107dec" officeooo:paragraph-rsid="00107dec" style:font-size-asian="14pt" style:font-size-complex="14pt"/>
    </style:style>
    <style:style style:name="P4" style:family="paragraph" style:parent-style-name="Preformatted_20_Text">
      <style:paragraph-properties fo:text-align="justify" style:justify-single-word="false"/>
      <style:text-properties fo:font-size="14pt" officeooo:rsid="00107dec" officeooo:paragraph-rsid="0011f475" style:font-size-asian="14pt" style:font-size-complex="14pt"/>
    </style:style>
    <style:style style:name="P5" style:family="paragraph" style:parent-style-name="Preformatted_20_Text">
      <style:paragraph-properties fo:text-align="justify" style:justify-single-word="false"/>
      <style:text-properties fo:font-size="14pt" officeooo:rsid="00107dec" officeooo:paragraph-rsid="00156d21" style:font-size-asian="14pt" style:font-size-complex="14pt"/>
    </style:style>
    <style:style style:name="P6" style:family="paragraph" style:parent-style-name="Preformatted_20_Text">
      <style:paragraph-properties fo:text-align="justify" style:justify-single-word="false"/>
      <style:text-properties fo:font-size="14pt" officeooo:rsid="00149e68" officeooo:paragraph-rsid="00149e68" style:font-size-asian="14pt" style:font-size-complex="14pt"/>
    </style:style>
    <style:style style:name="P7" style:family="paragraph" style:parent-style-name="Preformatted_20_Text">
      <style:paragraph-properties fo:text-align="justify" style:justify-single-word="false"/>
      <style:text-properties fo:font-size="14pt" officeooo:rsid="00149e68" officeooo:paragraph-rsid="002463a3" style:font-size-asian="14pt" style:font-size-complex="14pt"/>
    </style:style>
    <style:style style:name="P8" style:family="paragraph" style:parent-style-name="Preformatted_20_Text">
      <style:paragraph-properties fo:text-align="justify" style:justify-single-word="false"/>
      <style:text-properties fo:font-size="14pt" officeooo:rsid="00284e9a" officeooo:paragraph-rsid="00284e9a" style:font-size-asian="14pt" style:font-size-complex="14pt"/>
    </style:style>
    <style:style style:name="P9" style:family="paragraph" style:parent-style-name="Preformatted_20_Text">
      <style:paragraph-properties fo:text-align="justify" style:justify-single-word="false"/>
      <style:text-properties fo:font-size="14pt" officeooo:rsid="00284e9a" officeooo:paragraph-rsid="0029f37e" style:font-size-asian="14pt" style:font-size-complex="14pt"/>
    </style:style>
    <style:style style:name="P10" style:family="paragraph" style:parent-style-name="Preformatted_20_Text">
      <style:paragraph-properties fo:text-align="justify" style:justify-single-word="false"/>
      <style:text-properties fo:font-size="14pt" officeooo:rsid="002edb67" officeooo:paragraph-rsid="002edb67" style:font-size-asian="14pt" style:font-size-complex="14pt"/>
    </style:style>
    <style:style style:name="P11" style:family="paragraph" style:parent-style-name="Preformatted_20_Text">
      <style:paragraph-properties fo:text-align="justify" style:justify-single-word="false"/>
      <style:text-properties fo:font-size="14pt" officeooo:rsid="003426cc" officeooo:paragraph-rsid="003426cc" style:font-size-asian="14pt" style:font-size-complex="14pt"/>
    </style:style>
    <style:style style:name="P12" style:family="paragraph" style:parent-style-name="Preformatted_20_Text">
      <style:paragraph-properties fo:text-align="justify" style:justify-single-word="false"/>
      <style:text-properties fo:font-size="14pt" fo:font-weight="bold" officeooo:rsid="003426cc" officeooo:paragraph-rsid="003426cc" style:font-size-asian="14pt" style:font-weight-asian="bold" style:font-size-complex="14pt" style:font-weight-complex="bold"/>
    </style:style>
    <style:style style:name="P13" style:family="paragraph" style:parent-style-name="Preformatted_20_Text">
      <style:paragraph-properties fo:text-align="justify" style:justify-single-word="false"/>
      <style:text-properties fo:font-size="18pt" fo:font-weight="bold" officeooo:rsid="00107dec" officeooo:paragraph-rsid="00107dec" style:font-size-asian="18pt" style:font-weight-asian="bold" style:font-size-complex="18pt" style:font-weight-complex="bold"/>
    </style:style>
    <style:style style:name="P14" style:family="paragraph" style:parent-style-name="Preformatted_20_Text">
      <style:paragraph-properties fo:text-align="justify" style:justify-single-word="false"/>
      <style:text-properties fo:font-size="18pt" fo:font-weight="bold" officeooo:rsid="00107dec" officeooo:paragraph-rsid="003426cc" style:font-size-asian="18pt" style:font-weight-asian="bold" style:font-size-complex="18pt" style:font-weight-complex="bold"/>
    </style:style>
    <style:style style:name="P15" style:family="paragraph" style:parent-style-name="Preformatted_20_Text" style:list-style-name="L1">
      <style:paragraph-properties fo:text-align="justify" style:justify-single-word="false"/>
      <style:text-properties fo:font-size="14pt" officeooo:rsid="000a876e" officeooo:paragraph-rsid="000a876e" style:font-size-asian="14pt" style:font-size-complex="14pt"/>
    </style:style>
    <style:style style:name="P16" style:family="paragraph" style:parent-style-name="Preformatted_20_Text" style:list-style-name="L1">
      <style:paragraph-properties fo:text-align="justify" style:justify-single-word="false"/>
      <style:text-properties fo:font-size="14pt" officeooo:rsid="002f001d" officeooo:paragraph-rsid="002f001d" style:font-size-asian="14pt" style:font-size-complex="14pt"/>
    </style:style>
    <style:style style:name="P17" style:family="paragraph" style:parent-style-name="Preformatted_20_Text" style:list-style-name="L1">
      <style:paragraph-properties fo:text-align="justify" style:justify-single-word="false"/>
      <style:text-properties fo:font-size="14pt" officeooo:rsid="000e205f" officeooo:paragraph-rsid="000e205f" style:font-size-asian="14pt" style:font-size-complex="14pt"/>
    </style:style>
    <style:style style:name="P18" style:family="paragraph" style:parent-style-name="Preformatted_20_Text" style:list-style-name="L2">
      <style:paragraph-properties fo:text-align="justify" style:justify-single-word="false"/>
      <style:text-properties officeooo:paragraph-rsid="0029f37e"/>
    </style:style>
    <style:style style:name="P19" style:family="paragraph" style:parent-style-name="Preformatted_20_Text" style:list-style-name="L2">
      <style:paragraph-properties fo:text-align="justify" style:justify-single-word="false"/>
      <style:text-properties officeooo:paragraph-rsid="002b7b03"/>
    </style:style>
    <style:style style:name="T1" style:family="text">
      <style:text-properties officeooo:rsid="0006c7d8"/>
    </style:style>
    <style:style style:name="T2" style:family="text">
      <style:text-properties officeooo:rsid="000e205f"/>
    </style:style>
    <style:style style:name="T3" style:family="text">
      <style:text-properties officeooo:rsid="0011f475"/>
    </style:style>
    <style:style style:name="T4" style:family="text">
      <style:text-properties officeooo:rsid="001ab79b"/>
    </style:style>
    <style:style style:name="T5" style:family="text">
      <style:text-properties officeooo:rsid="001b25ff"/>
    </style:style>
    <style:style style:name="T6" style:family="text">
      <style:text-properties officeooo:rsid="002463a3"/>
    </style:style>
    <style:style style:name="T7" style:family="text">
      <style:text-properties officeooo:rsid="00284e9a"/>
    </style:style>
    <style:style style:name="T8" style:family="text">
      <style:text-properties officeooo:rsid="002909ba"/>
    </style:style>
    <style:style style:name="T9" style:family="text">
      <style:text-properties fo:font-size="14pt" officeooo:rsid="002909ba" style:font-size-asian="14pt" style:font-size-complex="14pt"/>
    </style:style>
    <style:style style:name="T10" style:family="text">
      <style:text-properties fo:font-size="14pt" officeooo:rsid="0029f37e" style:font-size-asian="14pt" style:font-size-complex="14pt"/>
    </style:style>
    <style:style style:name="T11" style:family="text">
      <style:text-properties fo:font-size="14pt" officeooo:rsid="002b7b03" style:font-size-asian="14pt" style:font-size-complex="14pt"/>
    </style:style>
    <style:style style:name="T12" style:family="text">
      <style:text-properties fo:font-size="14pt" officeooo:rsid="002c289b" style:font-size-asian="14pt" style:font-size-complex="14pt"/>
    </style:style>
    <style:style style:name="T13" style:family="text">
      <style:text-properties fo:font-size="14pt" officeooo:rsid="002dacc4" style:font-size-asian="14pt" style:font-size-complex="14pt"/>
    </style:style>
    <style:style style:name="T14" style:family="text">
      <style:text-properties fo:font-size="14pt" officeooo:rsid="002edb67" style:font-size-asian="14pt" style:font-size-complex="14pt"/>
    </style:style>
    <style:style style:name="T15" style:family="text">
      <style:text-properties officeooo:rsid="002f001d"/>
    </style:style>
    <style:style style:name="T16" style:family="text">
      <style:text-properties officeooo:rsid="0030c3e3"/>
    </style:style>
    <style:style style:name="T17" style:family="text">
      <style:text-properties officeooo:rsid="00325e97"/>
    </style:style>
    <style:style style:name="T18" style:family="text">
      <style:text-properties officeooo:rsid="003426cc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officeooo:rsid="0035a88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История со стороны земных племен.</text:p>
      <text:p text:style-name="P2">Эпохи:</text:p>
      <text:list xml:id="list6718901579429346037" text:style-name="L1">
        <text:list-item>
          <text:p text:style-name="P15">Эпоха Д<text:span text:style-name="T15">од</text:span>ревних — <text:span text:style-name="T2">мифы</text:span></text:p>
        </text:list-item>
        <text:list-item>
          <text:p text:style-name="P16">Эпоха Древних — сохранившиеся послания на зданиях и памятниках Древних, в период Заката — летописи эльфов</text:p>
        </text:list-item>
        <text:list-item>
          <text:p text:style-name="P15">Эпоха Перемен — <text:span text:style-name="T2">летописи эльфов</text:span></text:p>
        </text:list-item>
        <text:list-item>
          <text:p text:style-name="P15">Темные века — <text:span text:style-name="T2">предания земных народов</text:span></text:p>
          <text:list>
            <text:list-item>
              <text:p text:style-name="P17">Выделение народов</text:p>
            </text:list-item>
            <text:list-item>
              <text:p text:style-name="P17">Становление первых городов</text:p>
            </text:list-item>
            <text:list-item>
              <text:p text:style-name="P17">Сложение государств</text:p>
            </text:list-item>
          </text:list>
        </text:list-item>
        <text:list-item>
          <text:p text:style-name="P17">Наше время </text:p>
        </text:list-item>
      </text:list>
      <text:p text:style-name="P1"/>
      <text:p text:style-name="P1">Никто сейчас не знает, когда появился этот мир и <text:span text:style-name="T1">кто первым населял его. Известно только, что до нас существовала могущественная водная цивилизация, павшая в пору Великих Перемен. Их остатки рассеялись по всему миру и со временем полностью вымерли или деградировали. На их место пришли иные расы. В результате их взаимодействий со временем сложились народы и государства.</text:span></text:p>
      <text:p text:style-name="P1"/>
      <text:p text:style-name="P13">Эпоха Д<text:span text:style-name="T16">од</text:span>ревних</text:p>
      <text:p text:style-name="P3"/>
      <text:p text:style-name="P4">Миф о единоначалии: </text:p>
      <text:p text:style-name="P4"/>
      <text:p text:style-name="P5">«<text:span text:style-name="T3">Ткань мира возникла из звука Струн Скиты, что исходил от неё, творя наш мир и время для него. И без всякого музыканта иль музыкантки, <text:s/>множились звуки, дробясь и разлетаясь во вновь созданный мир, приказыкая ему быть, и становиться прекрасным в непрерывном движении вечного танца... Где одинокий отголосок Единства творил пространство и время, их Множество сотворяет Сознания.</text:span>»</text:p>
      <text:p text:style-name="P4"/>
      <text:p text:style-name="P6">Миф о <text:span text:style-name="T4">сотворении Вакхары:</text:span></text:p>
      <text:p text:style-name="P6"/>
      <text:p text:style-name="P7">«<text:span text:style-name="T5">Когда Созданные ощутили Бытие, увидели они Себя во Многих и почувствовали они, как возникает и гаснет свет их. И тогда ощутили они, быстротечность существования своего. В попытке задержать мгновенье их Воля обратилась к окружающему и скрепила вокруг себя музыку сотворения, остановив силу ее движения. Так появилась материя, однако даже воля Сотворенных не могла противостоять Закону и материя также сохранила долю движения.</text:span></text:p>
      <text:p text:style-name="P7"><text:soft-page-break/><text:span text:style-name="T6">Пространства, покрытые материей, расширялись и соединялись, сталкивались и вращались, порождая Миры и создавая планеты. Созданные следили за этими изменениями, поддерживая и упорядочивая их. В результате многие пространства, сотворенные Созданными, были объединены в одно, называемое Вакхарой.</text:span>»</text:p>
      <text:p text:style-name="P7"/>
      <text:p text:style-name="P8"><text:span text:style-name="T17">Миф о</text:span> создании жизни:</text:p>
      <text:p text:style-name="P8"/>
      <text:p text:style-name="P9">«Созданные имели различные сознания, различные физические и духовные оболочки. Некоторые из них проводили бесчисленные времена в размышлениях и самосовершенствовании, иные перемещались по образованному пространству, меняя по своей воле окружающее или беседовали друг с другом. Однако настало время, и <text:span text:style-name="T8">некоторые из них стали ощущать однообразие своего Бытия и предложил один из них, коего впоследствии назовут %Username, разделить свое Сознание, дав жизнь более слабым и многочисленным существам, которые, однако, также могут мыслить, и своим множеством Сознаний могут найти знания, ускользающие от Их взора. И Пятеро из них начали плести свои миры, по собственному замыслу и в меру своего разумения. Они известны и сейчас, как %Username1, %Username2, %Username3, %Username4, %Username5. И Девять из них отказались от создания своих миров, однако стали помогать Пяти в исполнении их замыслов. Они известны как %Username1-9. И были некоторые, отказавшиеся от этой идеи, и другие, прямо ее неодобрявшие. И Трое из них впоследствии стали препятствовать создателям. И знают их, как %Username1-3. И вот те народы, что были созданы Пятью:</text:span></text:p>
      <text:list xml:id="list7013760482744101523" text:style-name="L2">
        <text:list-item>
          <text:p text:style-name="P18"><text:span text:style-name="T9">%Username1 — </text:span><text:span text:style-name="T10">водные (надо их как-то назвать)</text:span><text:span text:style-name="T14">, эльфы</text:span></text:p>
        </text:list-item>
        <text:list-item>
          <text:p text:style-name="P18"><text:span text:style-name="T9">%Username</text:span><text:span text:style-name="T10">2 — дварфы, гномы, халфлинги</text:span></text:p>
        </text:list-item>
        <text:list-item>
          <text:p text:style-name="P19"><text:span text:style-name="T9">%Username</text:span><text:span text:style-name="T11">3 — орки, гоблины, </text:span><text:span text:style-name="T12">тролли, огры</text:span></text:p>
        </text:list-item>
        <text:list-item>
          <text:p text:style-name="P19"><text:span text:style-name="T9">%Username</text:span><text:span text:style-name="T11">4 — </text:span><text:span text:style-name="T14">люди</text:span></text:p>
        </text:list-item>
        <text:list-item>
          <text:p text:style-name="P19"><text:span text:style-name="T9">%Username</text:span><text:span text:style-name="T11">5 — всякие бестелесные существа — </text:span><text:span text:style-name="T13">джинны, призраки и т.п.</text:span></text:p>
        </text:list-item>
      </text:list>
      <text:p text:style-name="P10">Девять не создавали наделенных Сознанием (за исключеннием одного из них), но только неразумных — все растения и большая часть животных была создана Девятью. Последний же также желал вдохнуть Сознание в созданное им. Так появились благородные драноны, фениксы, грифоны и иные разумные, но не создавшие своих народов существа.</text:p>
      <text:p text:style-name="P10">Трое же желали созданным мирам неудачи, потому созданное <text:soft-page-break/>ими было опасно и жестоко, их Сознания в соответствии с сознаниями их Творцов, было направлено на разрушение. Так были созданы химеры, мантикоры, темные драконы и прочие существа, несущие гибель.<text:span text:style-name="T7">»</text:span></text:p>
      <text:p text:style-name="P10"/>
      <text:p text:style-name="P11">О богах:</text:p>
      <text:p text:style-name="P11"/>
      <text:p text:style-name="P11">«<text:span text:style-name="T20">см. Пантеоника</text:span>»</text:p>
      <text:p text:style-name="P11"/>
      <text:p text:style-name="P14">Эпоха <text:span text:style-name="T18">Д</text:span>ревних</text:p>
      <text:p text:style-name="P14"/>
      <text:p text:style-name="P12"><text:span text:style-name="T19">О создании</text:span>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AR PL New Sung1" svg:font-family="'AR PL New Sung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New Sung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AR PL New Sung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New Sung" style:font-family-asian="'AR PL New Sung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New Sung1" style:font-family-asian="'AR PL New Sung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17T16:28:44.286757018</dc:date>
    <meta:editing-duration>PT2H18M12S</meta:editing-duration>
    <meta:editing-cycles>44</meta:editing-cycles>
    <meta:generator>LibreOffice/5.0.3.2$Linux_X86_64 LibreOffice_project/00m0$Build-2</meta:generator>
    <meta:document-statistic meta:table-count="0" meta:image-count="0" meta:object-count="0" meta:page-count="3" meta:paragraph-count="30" meta:word-count="553" meta:character-count="3844" meta:non-whitespace-character-count="3319"/>
  </office:meta>
</office:document-meta>
</file>